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EATEGUI TRIGOSO JORGE ALEX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EATEGUI TRIGOSO, JORGE ALEX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6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30/07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0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46397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9T19:20:1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